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Liberation Serif1"/>
    </style:style>
    <style:style style:name="ce2" style:family="table-cell" style:parent-style-name="Default" style:data-style-name="N99"/>
    <style:style style:name="ce5" style:family="table-cell" style:parent-style-name="Default" style:data-style-name="N0"/>
  </office:automatic-styles>
  <office:body>
    <office:spreadsheet>
      <table:table table:name="Zamówienie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produkt</text:p>
          </table:table-cell>
          <table:table-cell office:value-type="string" calcext:value-type="string">
            <text:p>stan minimalny</text:p>
          </table:table-cell>
          <table:table-cell office:value-type="string" calcext:value-type="string">
            <text:p>stan</text:p>
          </table:table-cell>
          <table:table-cell table:number-columns-repeated="2"/>
          <table:table-cell office:value-type="string" calcext:value-type="string">
            <text:p>rozmiar zamówienia</text:p>
          </table:table-cell>
          <table:table-cell/>
          <table:table-cell office:value-type="string" calcext:value-type="string">
            <text:p>zamówienie</text:p>
          </table:table-cell>
          <table:table-cell table:number-columns-repeated="2"/>
          <table:table-cell office:value-type="string" calcext:value-type="string">
            <text:p>uwagi</text:p>
          </table:table-cell>
        </table:table-row>
        <table:table-row table:style-name="ro1">
          <table:table-cell table:style-name="ce1" office:value-type="string" calcext:value-type="string">
            <text:p>Σ</text:p>
          </table:table-cell>
          <table:table-cell table:formula="of:=SUM([.B3:.B22])" office:value-type="float" office:value="77" calcext:value-type="float">
            <text:p>77</text:p>
          </table:table-cell>
          <table:table-cell table:formula="of:=SUM([.C3:.C22])" office:value-type="float" office:value="84" calcext:value-type="float">
            <text:p>84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/>
          <table:table-cell table:formula="of:=SUM([.H3:.H22])" office:value-type="float" office:value="480" calcext:value-type="float">
            <text:p>480</text:p>
          </table:table-cell>
          <table:table-cell table:number-columns-repeated="2"/>
          <table:table-cell table:formula="of:=[$Obliczenia.M2]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MAX(0;[.B3]+RANDBETWEEN(-5;5))" office:value-type="float" office:value="0" calcext:value-type="float">
            <text:p>0</text:p>
          </table:table-cell>
          <table:table-cell table:number-columns-repeated="4"/>
          <table:table-cell table:formula="of:=[$Obliczenia.X4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MAX(0;[.B4]+RANDBETWEEN(-5;5))" office:value-type="float" office:value="6" calcext:value-type="float">
            <text:p>6</text:p>
          </table:table-cell>
          <table:table-cell table:number-columns-repeated="4"/>
          <table:table-cell table:formula="of:=[$Obliczenia.X5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MAX(0;[.B5]+RANDBETWEEN(-5;5))" office:value-type="float" office:value="0" calcext:value-type="float">
            <text:p>0</text:p>
          </table:table-cell>
          <table:table-cell table:number-columns-repeated="4"/>
          <table:table-cell table:formula="of:=[$Obliczenia.X6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MAX(0;[.B6]+RANDBETWEEN(-5;5))" office:value-type="float" office:value="7" calcext:value-type="float">
            <text:p>7</text:p>
          </table:table-cell>
          <table:table-cell table:number-columns-repeated="4"/>
          <table:table-cell table:formula="of:=[$Obliczenia.X7]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ANDBETWEEN(0;10)" office:value-type="float" office:value="8" calcext:value-type="float">
            <text:p>8</text:p>
          </table:table-cell>
          <table:table-cell table:formula="of:=MAX(0;[.B7]+RANDBETWEEN(-5;5))" office:value-type="float" office:value="7" calcext:value-type="float">
            <text:p>7</text:p>
          </table:table-cell>
          <table:table-cell table:number-columns-repeated="4"/>
          <table:table-cell table:formula="of:=[$Obliczenia.X8]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MAX(0;[.B8]+RANDBETWEEN(-5;5))" office:value-type="float" office:value="8" calcext:value-type="float">
            <text:p>8</text:p>
          </table:table-cell>
          <table:table-cell table:number-columns-repeated="4"/>
          <table:table-cell table:formula="of:=[$Obliczenia.X9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MAX(0;[.B9]+RANDBETWEEN(-5;5))" office:value-type="float" office:value="2" calcext:value-type="float">
            <text:p>2</text:p>
          </table:table-cell>
          <table:table-cell table:number-columns-repeated="4"/>
          <table:table-cell table:formula="of:=[$Obliczenia.X10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ANDBETWEEN(0;10)" office:value-type="float" office:value="5" calcext:value-type="float">
            <text:p>5</text:p>
          </table:table-cell>
          <table:table-cell table:formula="of:=MAX(0;[.B10]+RANDBETWEEN(-5;5))" office:value-type="float" office:value="5" calcext:value-type="float">
            <text:p>5</text:p>
          </table:table-cell>
          <table:table-cell table:number-columns-repeated="4"/>
          <table:table-cell table:formula="of:=[$Obliczenia.X11]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MAX(0;[.B11]+RANDBETWEEN(-5;5))" office:value-type="float" office:value="0" calcext:value-type="float">
            <text:p>0</text:p>
          </table:table-cell>
          <table:table-cell table:number-columns-repeated="4"/>
          <table:table-cell table:formula="of:=[$Obliczenia.X12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MAX(0;[.B12]+RANDBETWEEN(-5;5))" office:value-type="float" office:value="3" calcext:value-type="float">
            <text:p>3</text:p>
          </table:table-cell>
          <table:table-cell table:number-columns-repeated="4"/>
          <table:table-cell table:formula="of:=[$Obliczenia.X13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MAX(0;[.B13]+RANDBETWEEN(-5;5))" office:value-type="float" office:value="6" calcext:value-type="float">
            <text:p>6</text:p>
          </table:table-cell>
          <table:table-cell table:number-columns-repeated="4"/>
          <table:table-cell table:formula="of:=[$Obliczenia.X1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MAX(0;[.B14]+RANDBETWEEN(-5;5))" office:value-type="float" office:value="5" calcext:value-type="float">
            <text:p>5</text:p>
          </table:table-cell>
          <table:table-cell table:number-columns-repeated="4"/>
          <table:table-cell table:formula="of:=[$Obliczenia.X15]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ANDBETWEEN(0;10)" office:value-type="float" office:value="0" calcext:value-type="float">
            <text:p>0</text:p>
          </table:table-cell>
          <table:table-cell table:formula="of:=MAX(0;[.B15]+RANDBETWEEN(-5;5))" office:value-type="float" office:value="0" calcext:value-type="float">
            <text:p>0</text:p>
          </table:table-cell>
          <table:table-cell table:number-columns-repeated="4"/>
          <table:table-cell table:formula="of:=[$Obliczenia.X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MAX(0;[.B16]+RANDBETWEEN(-5;5))" office:value-type="float" office:value="0" calcext:value-type="float">
            <text:p>0</text:p>
          </table:table-cell>
          <table:table-cell table:number-columns-repeated="4"/>
          <table:table-cell table:formula="of:=[$Obliczenia.X17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ANDBETWEEN(0;10)" office:value-type="float" office:value="3" calcext:value-type="float">
            <text:p>3</text:p>
          </table:table-cell>
          <table:table-cell table:formula="of:=MAX(0;[.B17]+RANDBETWEEN(-5;5))" office:value-type="float" office:value="7" calcext:value-type="float">
            <text:p>7</text:p>
          </table:table-cell>
          <table:table-cell table:number-columns-repeated="4"/>
          <table:table-cell table:formula="of:=[$Obliczenia.X18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ANDBETWEEN(0;10)" office:value-type="float" office:value="1" calcext:value-type="float">
            <text:p>1</text:p>
          </table:table-cell>
          <table:table-cell table:formula="of:=MAX(0;[.B18]+RANDBETWEEN(-5;5))" office:value-type="float" office:value="0" calcext:value-type="float">
            <text:p>0</text:p>
          </table:table-cell>
          <table:table-cell table:number-columns-repeated="4"/>
          <table:table-cell table:formula="of:=[$Obliczenia.X19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ANDBETWEEN(0;10)" office:value-type="float" office:value="10" calcext:value-type="float">
            <text:p>10</text:p>
          </table:table-cell>
          <table:table-cell table:formula="of:=MAX(0;[.B19]+RANDBETWEEN(-5;5))" office:value-type="float" office:value="11" calcext:value-type="float">
            <text:p>11</text:p>
          </table:table-cell>
          <table:table-cell table:number-columns-repeated="4"/>
          <table:table-cell table:formula="of:=[$Obliczenia.X20]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ANDBETWEEN(0;10)" office:value-type="float" office:value="4" calcext:value-type="float">
            <text:p>4</text:p>
          </table:table-cell>
          <table:table-cell table:formula="of:=MAX(0;[.B20]+RANDBETWEEN(-5;5))" office:value-type="float" office:value="3" calcext:value-type="float">
            <text:p>3</text:p>
          </table:table-cell>
          <table:table-cell table:number-columns-repeated="4"/>
          <table:table-cell table:formula="of:=[$Obliczenia.X21]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ANDBETWEEN(0;10)" office:value-type="float" office:value="2" calcext:value-type="float">
            <text:p>2</text:p>
          </table:table-cell>
          <table:table-cell table:formula="of:=MAX(0;[.B21]+RANDBETWEEN(-5;5))" office:value-type="float" office:value="7" calcext:value-type="float">
            <text:p>7</text:p>
          </table:table-cell>
          <table:table-cell table:number-columns-repeated="4"/>
          <table:table-cell table:formula="of:=[$Obliczenia.X22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ANDBETWEEN(0;10)" office:value-type="float" office:value="7" calcext:value-type="float">
            <text:p>7</text:p>
          </table:table-cell>
          <table:table-cell table:formula="of:=MAX(0;[.B22]+RANDBETWEEN(-5;5))" office:value-type="float" office:value="7" calcext:value-type="float">
            <text:p>7</text:p>
          </table:table-cell>
          <table:table-cell table:number-columns-repeated="4"/>
          <table:table-cell table:formula="of:=[$Obliczenia.X23]" office:value-type="float" office:value="44" calcext:value-type="float">
            <text:p>44</text:p>
          </table:table-cell>
          <table:table-cell table:number-columns-repeated="3"/>
        </table:table-row>
      </table:table>
      <table:table table:name="Obliczenia" table:style-name="ta1">
        <table:table-column table:style-name="co1" table:number-columns-repeated="21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formula="of:=[$Zamówienie.A1]" office:value-type="string" office:string-value="produkt" calcext:value-type="string">
            <text:p>produkt</text:p>
          </table:table-cell>
          <table:table-cell table:formula="of:=[$Zamówienie.B1]" office:value-type="string" office:string-value="stan minimalny" calcext:value-type="string">
            <text:p>stan minimalny</text:p>
          </table:table-cell>
          <table:table-cell table:formula="of:=[$Zamówienie.C1]" office:value-type="string" office:string-value="stan" calcext:value-type="string">
            <text:p>stan</text:p>
          </table:table-cell>
          <table:table-cell/>
          <table:table-cell office:value-type="string" calcext:value-type="string">
            <text:p>rozmiar zamówienia</text:p>
          </table:table-cell>
          <table:table-cell/>
          <table:table-cell office:value-type="string" calcext:value-type="string">
            <text:p>iteracyjne wyliczanie zamówienie w dziedzinie ciągłej</text:p>
          </table:table-cell>
          <table:table-cell table:number-columns-repeated="5"/>
          <table:table-cell office:value-type="string" calcext:value-type="string">
            <text:p>ostrzeżenia</text:p>
          </table:table-cell>
          <table:table-cell/>
          <table:table-cell office:value-type="string" calcext:value-type="string">
            <text:p>kwantyzacja</text:p>
          </table:table-cell>
          <table:table-cell/>
          <table:table-cell office:value-type="string" calcext:value-type="string">
            <text:p>dopełnienie</text:p>
          </table:table-cell>
          <table:table-cell table:number-columns-repeated="2"/>
          <table:table-cell office:value-type="string" calcext:value-type="string">
            <text:p>dopełnienia dla</text:p>
          </table:table-cell>
          <table:table-cell/>
          <table:table-cell table:style-name="Default" office:value-type="string" calcext:value-type="string">
            <text:p>limit</text:p>
          </table:table-cell>
          <table:table-cell/>
          <table:table-cell office:value-type="string" calcext:value-type="string">
            <text:p>zamówienie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współczynnik skalowania</text:p>
          </table:table-cell>
          <table:table-cell table:formula="of:=([.E3]+[.C3])/[.B3]" office:value-type="float" office:value="7.32467532467533" calcext:value-type="float">
            <text:p>7,32467532467533</text:p>
          </table:table-cell>
          <table:table-cell table:formula="of:=[.I2]*[.$E$3]/[.I3]" office:value-type="float" office:value="7.32467532467533" calcext:value-type="float">
            <text:p>7,32467532467533</text:p>
          </table:table-cell>
          <table:table-cell table:formula="of:=[.J2]*[.$E$3]/[.J3]" office:value-type="float" office:value="7.32467532467533" calcext:value-type="float">
            <text:p>7,32467532467533</text:p>
          </table:table-cell>
          <table:table-cell/>
          <table:table-cell table:formula="of:=IF([.K3]-[.E3]&gt;1;&quot;Obliczenia mogą być niedokładne!&quot;;&quot;&quot;)">
            <text:p/>
          </table:table-cell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table:formula="of:=[$Zamówienie.A2]" office:value-type="string" office:string-value="Σ" calcext:value-type="string">
            <text:p>Σ</text:p>
          </table:table-cell>
          <table:table-cell table:formula="of:=[$Zamówienie.B2]" office:value-type="float" office:value="77" calcext:value-type="float">
            <text:p>77</text:p>
          </table:table-cell>
          <table:table-cell table:formula="of:=[$Zamówienie.C2]" office:value-type="float" office:value="84" calcext:value-type="float">
            <text:p>84</text:p>
          </table:table-cell>
          <table:table-cell/>
          <table:table-cell table:formula="of:=[$Zamówienie.F2]" office:value-type="float" office:value="480" calcext:value-type="float">
            <text:p>480</text:p>
          </table:table-cell>
          <table:table-cell table:number-columns-repeated="3"/>
          <table:table-cell table:formula="of:=SUM([.I4:.I23])" office:value-type="float" office:value="480" calcext:value-type="float">
            <text:p>480</text:p>
          </table:table-cell>
          <table:table-cell table:formula="of:=SUM([.J4:.J23])" office:value-type="float" office:value="480" calcext:value-type="float">
            <text:p>480</text:p>
          </table:table-cell>
          <table:table-cell table:formula="of:=SUM([.K4:.K23])" office:value-type="float" office:value="480" calcext:value-type="float">
            <text:p>480</text:p>
          </table:table-cell>
          <table:table-cell table:number-columns-repeated="3"/>
          <table:table-cell table:formula="of:=SUM([.O4:.O23])" office:value-type="float" office:value="471" calcext:value-type="float">
            <text:p>471</text:p>
          </table:table-cell>
          <table:table-cell/>
          <table:table-cell table:formula="of:=SUM([.Q4:.Q23])" office:value-type="float" office:value="9" calcext:value-type="float">
            <text:p>9</text:p>
          </table:table-cell>
          <table:table-cell table:number-columns-repeated="4"/>
          <table:table-cell table:style-name="Default" table:formula="of:=[.E3]-[.O3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formula="of:=[$Zamówienie.A3]" office:value-type="float" office:value="1" calcext:value-type="float">
            <text:p>1</text:p>
          </table:table-cell>
          <table:table-cell table:formula="of:=[$Zamówienie.B3]" office:value-type="float" office:value="1" calcext:value-type="float">
            <text:p>1</text:p>
          </table:table-cell>
          <table:table-cell table:formula="of:=[$Zamówienie.C3]" office:value-type="float" office:value="0" calcext:value-type="float">
            <text:p>0</text:p>
          </table:table-cell>
          <table:table-cell table:number-columns-repeated="5"/>
          <table:table-cell table:formula="of:=MAX(0;[.$B4]*[.I$2]-[.$C4])" office:value-type="float" office:value="7.32467532467533" calcext:value-type="float">
            <text:p>7,32467532467533</text:p>
          </table:table-cell>
          <table:table-cell table:formula="of:=MAX(0;[.$B4]*[.J$2]-[.$C4])" office:value-type="float" office:value="7.32467532467533" calcext:value-type="float">
            <text:p>7,32467532467533</text:p>
          </table:table-cell>
          <table:table-cell table:formula="of:=MAX(0;[.$B4]*[.K$2]-[.$C4])" office:value-type="float" office:value="7.32467532467533" calcext:value-type="float">
            <text:p>7,32467532467533</text:p>
          </table:table-cell>
          <table:table-cell table:number-columns-repeated="3"/>
          <table:table-cell table:formula="of:=ROUNDDOWN([.K4])" office:value-type="float" office:value="7" calcext:value-type="float">
            <text:p>7</text:p>
          </table:table-cell>
          <table:table-cell table:formula="of:=[.I4]-[.O4]" office:value-type="float" office:value="0.324675324675325" calcext:value-type="float">
            <text:p>0,324675324675325</text:p>
          </table:table-cell>
          <table:table-cell table:formula="of:=IF(COUNTIF([.$U$4:.$U$23];&quot;=&quot;&amp;[.P4])&gt;0;1;0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[.T4]&lt;=[.V$3];LARGE([.$P$4:.$P$23];[.T4]);&quot;&quot;)" office:value-type="float" office:value="0.974025974025974" calcext:value-type="float">
            <text:p>0,974025974025974</text:p>
          </table:table-cell>
          <table:table-cell table:number-columns-repeated="2"/>
          <table:table-cell table:formula="of:=[.Q4]+[.O4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[$Zamówienie.A4]" office:value-type="float" office:value="2" calcext:value-type="float">
            <text:p>2</text:p>
          </table:table-cell>
          <table:table-cell table:formula="of:=[$Zamówienie.B4]" office:value-type="float" office:value="2" calcext:value-type="float">
            <text:p>2</text:p>
          </table:table-cell>
          <table:table-cell table:formula="of:=[$Zamówienie.C4]" office:value-type="float" office:value="6" calcext:value-type="float">
            <text:p>6</text:p>
          </table:table-cell>
          <table:table-cell table:number-columns-repeated="5"/>
          <table:table-cell table:formula="of:=MAX(0;[.$B5]*[.I$2]-[.$C5])" office:value-type="float" office:value="8.64935064935065" calcext:value-type="float">
            <text:p>8,64935064935065</text:p>
          </table:table-cell>
          <table:table-cell table:formula="of:=MAX(0;[.$B5]*[.J$2]-[.$C5])" office:value-type="float" office:value="8.64935064935065" calcext:value-type="float">
            <text:p>8,64935064935065</text:p>
          </table:table-cell>
          <table:table-cell table:formula="of:=MAX(0;[.$B5]*[.K$2]-[.$C5])" office:value-type="float" office:value="8.64935064935065" calcext:value-type="float">
            <text:p>8,64935064935065</text:p>
          </table:table-cell>
          <table:table-cell table:number-columns-repeated="3"/>
          <table:table-cell table:formula="of:=ROUNDDOWN([.K5])" office:value-type="float" office:value="8" calcext:value-type="float">
            <text:p>8</text:p>
          </table:table-cell>
          <table:table-cell table:formula="of:=[.I5]-[.O5]" office:value-type="float" office:value="0.64935064935065" calcext:value-type="float">
            <text:p>0,64935064935065</text:p>
          </table:table-cell>
          <table:table-cell table:formula="of:=IF(AND(COUNTIF([.$U$4:.$U$23];&quot;=&quot;&amp;[.P5]);SUM([.Q$4:.Q4])&lt;[.V$3]);1;0)" office:value-type="float" office:value="1" calcext:value-type="float">
            <text:p>1</text:p>
          </table:table-cell>
          <table:table-cell table:number-columns-repeated="2"/>
          <table:table-cell table:formula="of:=[.T4]+COUNTIF([.$P$4:.$P$23];&quot;=&quot;&amp;[.U4])" office:value-type="float" office:value="3" calcext:value-type="float">
            <text:p>3</text:p>
          </table:table-cell>
          <table:table-cell table:formula="of:=IF([.T5]&lt;=[.V$3];LARGE([.$P$4:.$P$23];[.T5]);&quot;&quot;)" office:value-type="float" office:value="0.64935064935065" calcext:value-type="float">
            <text:p>0,64935064935065</text:p>
          </table:table-cell>
          <table:table-cell table:number-columns-repeated="2"/>
          <table:table-cell table:formula="of:=[.Q5]+[.O5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[$Zamówienie.A5]" office:value-type="float" office:value="3" calcext:value-type="float">
            <text:p>3</text:p>
          </table:table-cell>
          <table:table-cell table:formula="of:=[$Zamówienie.B5]" office:value-type="float" office:value="1" calcext:value-type="float">
            <text:p>1</text:p>
          </table:table-cell>
          <table:table-cell table:formula="of:=[$Zamówienie.C5]" office:value-type="float" office:value="0" calcext:value-type="float">
            <text:p>0</text:p>
          </table:table-cell>
          <table:table-cell table:number-columns-repeated="5"/>
          <table:table-cell table:formula="of:=MAX(0;[.$B6]*[.I$2]-[.$C6])" office:value-type="float" office:value="7.32467532467533" calcext:value-type="float">
            <text:p>7,32467532467533</text:p>
          </table:table-cell>
          <table:table-cell table:formula="of:=MAX(0;[.$B6]*[.J$2]-[.$C6])" office:value-type="float" office:value="7.32467532467533" calcext:value-type="float">
            <text:p>7,32467532467533</text:p>
          </table:table-cell>
          <table:table-cell table:formula="of:=MAX(0;[.$B6]*[.K$2]-[.$C6])" office:value-type="float" office:value="7.32467532467533" calcext:value-type="float">
            <text:p>7,32467532467533</text:p>
          </table:table-cell>
          <table:table-cell table:number-columns-repeated="3"/>
          <table:table-cell table:formula="of:=ROUNDDOWN([.K6])" office:value-type="float" office:value="7" calcext:value-type="float">
            <text:p>7</text:p>
          </table:table-cell>
          <table:table-cell table:formula="of:=[.I6]-[.O6]" office:value-type="float" office:value="0.324675324675325" calcext:value-type="float">
            <text:p>0,324675324675325</text:p>
          </table:table-cell>
          <table:table-cell table:formula="of:=IF(AND(COUNTIF([.$U$4:.$U$23];&quot;=&quot;&amp;[.P6]);SUM([.Q$4:.Q5])&lt;[.V$3]);1;0)" office:value-type="float" office:value="1" calcext:value-type="float">
            <text:p>1</text:p>
          </table:table-cell>
          <table:table-cell table:number-columns-repeated="2"/>
          <table:table-cell table:formula="of:=[.T5]+COUNTIF([.$P$4:.$P$23];&quot;=&quot;&amp;[.U5])" office:value-type="float" office:value="5" calcext:value-type="float">
            <text:p>5</text:p>
          </table:table-cell>
          <table:table-cell table:formula="of:=IF([.T6]&lt;=[.V$3];LARGE([.$P$4:.$P$23];[.T6]);&quot;&quot;)" office:value-type="float" office:value="0.623376623376622" calcext:value-type="float">
            <text:p>0,623376623376622</text:p>
          </table:table-cell>
          <table:table-cell table:number-columns-repeated="2"/>
          <table:table-cell table:formula="of:=[.Q6]+[.O6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[$Zamówienie.A6]" office:value-type="float" office:value="4" calcext:value-type="float">
            <text:p>4</text:p>
          </table:table-cell>
          <table:table-cell table:formula="of:=[$Zamówienie.B6]" office:value-type="float" office:value="8" calcext:value-type="float">
            <text:p>8</text:p>
          </table:table-cell>
          <table:table-cell table:formula="of:=[$Zamówienie.C6]" office:value-type="float" office:value="7" calcext:value-type="float">
            <text:p>7</text:p>
          </table:table-cell>
          <table:table-cell table:number-columns-repeated="5"/>
          <table:table-cell table:formula="of:=MAX(0;[.$B7]*[.I$2]-[.$C7])" office:value-type="float" office:value="51.5974025974026" calcext:value-type="float">
            <text:p>51,5974025974026</text:p>
          </table:table-cell>
          <table:table-cell table:formula="of:=MAX(0;[.$B7]*[.J$2]-[.$C7])" office:value-type="float" office:value="51.5974025974026" calcext:value-type="float">
            <text:p>51,5974025974026</text:p>
          </table:table-cell>
          <table:table-cell table:formula="of:=MAX(0;[.$B7]*[.K$2]-[.$C7])" office:value-type="float" office:value="51.5974025974026" calcext:value-type="float">
            <text:p>51,5974025974026</text:p>
          </table:table-cell>
          <table:table-cell table:number-columns-repeated="3"/>
          <table:table-cell table:formula="of:=ROUNDDOWN([.K7])" office:value-type="float" office:value="51" calcext:value-type="float">
            <text:p>51</text:p>
          </table:table-cell>
          <table:table-cell table:formula="of:=[.I7]-[.O7]" office:value-type="float" office:value="0.597402597402599" calcext:value-type="float">
            <text:p>0,597402597402599</text:p>
          </table:table-cell>
          <table:table-cell table:formula="of:=IF(AND(COUNTIF([.$U$4:.$U$23];&quot;=&quot;&amp;[.P7]);SUM([.Q$4:.Q6])&lt;[.V$3]);1;0)" office:value-type="float" office:value="1" calcext:value-type="float">
            <text:p>1</text:p>
          </table:table-cell>
          <table:table-cell table:number-columns-repeated="2"/>
          <table:table-cell table:formula="of:=[.T6]+COUNTIF([.$P$4:.$P$23];&quot;=&quot;&amp;[.U6])" office:value-type="float" office:value="7" calcext:value-type="float">
            <text:p>7</text:p>
          </table:table-cell>
          <table:table-cell table:style-name="ce5" table:formula="of:=IF([.T7]&lt;=[.V$3];LARGE([.$P$4:.$P$23];[.T7]);&quot;&quot;)" office:value-type="float" office:value="0.597402597402599" calcext:value-type="float">
            <text:p>0,597402597402599</text:p>
          </table:table-cell>
          <table:table-cell table:number-columns-repeated="2"/>
          <table:table-cell table:formula="of:=[.Q7]+[.O7]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formula="of:=[$Zamówienie.A7]" office:value-type="float" office:value="5" calcext:value-type="float">
            <text:p>5</text:p>
          </table:table-cell>
          <table:table-cell table:formula="of:=[$Zamówienie.B7]" office:value-type="float" office:value="8" calcext:value-type="float">
            <text:p>8</text:p>
          </table:table-cell>
          <table:table-cell table:formula="of:=[$Zamówienie.C7]" office:value-type="float" office:value="7" calcext:value-type="float">
            <text:p>7</text:p>
          </table:table-cell>
          <table:table-cell table:number-columns-repeated="5"/>
          <table:table-cell table:formula="of:=MAX(0;[.$B8]*[.I$2]-[.$C8])" office:value-type="float" office:value="51.5974025974026" calcext:value-type="float">
            <text:p>51,5974025974026</text:p>
          </table:table-cell>
          <table:table-cell table:formula="of:=MAX(0;[.$B8]*[.J$2]-[.$C8])" office:value-type="float" office:value="51.5974025974026" calcext:value-type="float">
            <text:p>51,5974025974026</text:p>
          </table:table-cell>
          <table:table-cell table:formula="of:=MAX(0;[.$B8]*[.K$2]-[.$C8])" office:value-type="float" office:value="51.5974025974026" calcext:value-type="float">
            <text:p>51,5974025974026</text:p>
          </table:table-cell>
          <table:table-cell table:number-columns-repeated="3"/>
          <table:table-cell table:formula="of:=ROUNDDOWN([.K8])" office:value-type="float" office:value="51" calcext:value-type="float">
            <text:p>51</text:p>
          </table:table-cell>
          <table:table-cell table:formula="of:=[.I8]-[.O8]" office:value-type="float" office:value="0.597402597402599" calcext:value-type="float">
            <text:p>0,597402597402599</text:p>
          </table:table-cell>
          <table:table-cell table:formula="of:=IF(AND(COUNTIF([.$U$4:.$U$23];&quot;=&quot;&amp;[.P8]);SUM([.Q$4:.Q7])&lt;[.V$3]);1;0)" office:value-type="float" office:value="1" calcext:value-type="float">
            <text:p>1</text:p>
          </table:table-cell>
          <table:table-cell table:number-columns-repeated="2"/>
          <table:table-cell table:formula="of:=[.T7]+COUNTIF([.$P$4:.$P$23];&quot;=&quot;&amp;[.U7])" office:value-type="float" office:value="9" calcext:value-type="float">
            <text:p>9</text:p>
          </table:table-cell>
          <table:table-cell table:style-name="ce5" table:formula="of:=IF([.T8]&lt;=[.V$3];LARGE([.$P$4:.$P$23];[.T8]);&quot;&quot;)" office:value-type="float" office:value="0.324675324675325" calcext:value-type="float">
            <text:p>0,324675324675325</text:p>
          </table:table-cell>
          <table:table-cell table:number-columns-repeated="2"/>
          <table:table-cell table:formula="of:=[.Q8]+[.O8]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formula="of:=[$Zamówienie.A8]" office:value-type="float" office:value="6" calcext:value-type="float">
            <text:p>6</text:p>
          </table:table-cell>
          <table:table-cell table:formula="of:=[$Zamówienie.B8]" office:value-type="float" office:value="4" calcext:value-type="float">
            <text:p>4</text:p>
          </table:table-cell>
          <table:table-cell table:formula="of:=[$Zamówienie.C8]" office:value-type="float" office:value="8" calcext:value-type="float">
            <text:p>8</text:p>
          </table:table-cell>
          <table:table-cell table:number-columns-repeated="5"/>
          <table:table-cell table:formula="of:=MAX(0;[.$B9]*[.I$2]-[.$C9])" office:value-type="float" office:value="21.2987012987013" calcext:value-type="float">
            <text:p>21,2987012987013</text:p>
          </table:table-cell>
          <table:table-cell table:formula="of:=MAX(0;[.$B9]*[.J$2]-[.$C9])" office:value-type="float" office:value="21.2987012987013" calcext:value-type="float">
            <text:p>21,2987012987013</text:p>
          </table:table-cell>
          <table:table-cell table:formula="of:=MAX(0;[.$B9]*[.K$2]-[.$C9])" office:value-type="float" office:value="21.2987012987013" calcext:value-type="float">
            <text:p>21,2987012987013</text:p>
          </table:table-cell>
          <table:table-cell table:number-columns-repeated="3"/>
          <table:table-cell table:formula="of:=ROUNDDOWN([.K9])" office:value-type="float" office:value="21" calcext:value-type="float">
            <text:p>21</text:p>
          </table:table-cell>
          <table:table-cell table:formula="of:=[.I9]-[.O9]" office:value-type="float" office:value="0.2987012987013" calcext:value-type="float">
            <text:p>0,2987012987013</text:p>
          </table:table-cell>
          <table:table-cell table:formula="of:=IF(AND(COUNTIF([.$U$4:.$U$23];&quot;=&quot;&amp;[.P9]);SUM([.Q$4:.Q8])&lt;[.V$3]);1;0)" office:value-type="float" office:value="0" calcext:value-type="float">
            <text:p>0</text:p>
          </table:table-cell>
          <table:table-cell table:number-columns-repeated="2"/>
          <table:table-cell table:formula="of:=[.T8]+COUNTIF([.$P$4:.$P$23];&quot;=&quot;&amp;[.U8])" office:value-type="float" office:value="15" calcext:value-type="float">
            <text:p>15</text:p>
          </table:table-cell>
          <table:table-cell table:style-name="ce5" table:formula="of:=IF([.T9]&lt;=[.V$3];LARGE([.$P$4:.$P$23];[.T9]);&quot;&quot;)">
            <text:p/>
          </table:table-cell>
          <table:table-cell table:number-columns-repeated="2"/>
          <table:table-cell table:formula="of:=[.Q9]+[.O9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$Zamówienie.A9]" office:value-type="float" office:value="7" calcext:value-type="float">
            <text:p>7</text:p>
          </table:table-cell>
          <table:table-cell table:formula="of:=[$Zamówienie.B9]" office:value-type="float" office:value="5" calcext:value-type="float">
            <text:p>5</text:p>
          </table:table-cell>
          <table:table-cell table:formula="of:=[$Zamówienie.C9]" office:value-type="float" office:value="2" calcext:value-type="float">
            <text:p>2</text:p>
          </table:table-cell>
          <table:table-cell table:number-columns-repeated="5"/>
          <table:table-cell table:formula="of:=MAX(0;[.$B10]*[.I$2]-[.$C10])" office:value-type="float" office:value="34.6233766233766" calcext:value-type="float">
            <text:p>34,6233766233766</text:p>
          </table:table-cell>
          <table:table-cell table:formula="of:=MAX(0;[.$B10]*[.J$2]-[.$C10])" office:value-type="float" office:value="34.6233766233766" calcext:value-type="float">
            <text:p>34,6233766233766</text:p>
          </table:table-cell>
          <table:table-cell table:formula="of:=MAX(0;[.$B10]*[.K$2]-[.$C10])" office:value-type="float" office:value="34.6233766233766" calcext:value-type="float">
            <text:p>34,6233766233766</text:p>
          </table:table-cell>
          <table:table-cell table:number-columns-repeated="3"/>
          <table:table-cell table:formula="of:=ROUNDDOWN([.K10])" office:value-type="float" office:value="34" calcext:value-type="float">
            <text:p>34</text:p>
          </table:table-cell>
          <table:table-cell table:formula="of:=[.I10]-[.O10]" office:value-type="float" office:value="0.623376623376622" calcext:value-type="float">
            <text:p>0,623376623376622</text:p>
          </table:table-cell>
          <table:table-cell table:formula="of:=IF(AND(COUNTIF([.$U$4:.$U$23];&quot;=&quot;&amp;[.P10]);SUM([.Q$4:.Q9])&lt;[.V$3]);1;0)" office:value-type="float" office:value="1" calcext:value-type="float">
            <text:p>1</text:p>
          </table:table-cell>
          <table:table-cell table:number-columns-repeated="2"/>
          <table:table-cell table:formula="of:=[.T9]+COUNTIF([.$P$4:.$P$23];&quot;=&quot;&amp;[.U9])" office:value-type="float" office:value="15" calcext:value-type="float">
            <text:p>15</text:p>
          </table:table-cell>
          <table:table-cell table:style-name="ce5" table:formula="of:=IF([.T10]&lt;=[.V$3];LARGE([.$P$4:.$P$23];[.T10]);&quot;&quot;)">
            <text:p/>
          </table:table-cell>
          <table:table-cell table:number-columns-repeated="2"/>
          <table:table-cell table:formula="of:=[.Q10]+[.O10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formula="of:=[$Zamówienie.A10]" office:value-type="float" office:value="8" calcext:value-type="float">
            <text:p>8</text:p>
          </table:table-cell>
          <table:table-cell table:formula="of:=[$Zamówienie.B10]" office:value-type="float" office:value="5" calcext:value-type="float">
            <text:p>5</text:p>
          </table:table-cell>
          <table:table-cell table:formula="of:=[$Zamówienie.C10]" office:value-type="float" office:value="5" calcext:value-type="float">
            <text:p>5</text:p>
          </table:table-cell>
          <table:table-cell table:number-columns-repeated="5"/>
          <table:table-cell table:formula="of:=MAX(0;[.$B11]*[.I$2]-[.$C11])" office:value-type="float" office:value="31.6233766233766" calcext:value-type="float">
            <text:p>31,6233766233766</text:p>
          </table:table-cell>
          <table:table-cell table:formula="of:=MAX(0;[.$B11]*[.J$2]-[.$C11])" office:value-type="float" office:value="31.6233766233766" calcext:value-type="float">
            <text:p>31,6233766233766</text:p>
          </table:table-cell>
          <table:table-cell table:formula="of:=MAX(0;[.$B11]*[.K$2]-[.$C11])" office:value-type="float" office:value="31.6233766233766" calcext:value-type="float">
            <text:p>31,6233766233766</text:p>
          </table:table-cell>
          <table:table-cell table:number-columns-repeated="3"/>
          <table:table-cell table:formula="of:=ROUNDDOWN([.K11])" office:value-type="float" office:value="31" calcext:value-type="float">
            <text:p>31</text:p>
          </table:table-cell>
          <table:table-cell table:formula="of:=[.I11]-[.O11]" office:value-type="float" office:value="0.623376623376622" calcext:value-type="float">
            <text:p>0,623376623376622</text:p>
          </table:table-cell>
          <table:table-cell table:formula="of:=IF(AND(COUNTIF([.$U$4:.$U$23];&quot;=&quot;&amp;[.P11]);SUM([.Q$4:.Q10])&lt;[.V$3]);1;0)" office:value-type="float" office:value="1" calcext:value-type="float">
            <text:p>1</text:p>
          </table:table-cell>
          <table:table-cell table:number-columns-repeated="2"/>
          <table:table-cell table:formula="of:=[.T10]+COUNTIF([.$P$4:.$P$23];&quot;=&quot;&amp;[.U10])" office:value-type="float" office:value="15" calcext:value-type="float">
            <text:p>15</text:p>
          </table:table-cell>
          <table:table-cell table:style-name="ce5" table:formula="of:=IF([.T11]&lt;=[.V$3];LARGE([.$P$4:.$P$23];[.T11]);&quot;&quot;)">
            <text:p/>
          </table:table-cell>
          <table:table-cell table:number-columns-repeated="2"/>
          <table:table-cell table:formula="of:=[.Q11]+[.O11]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$Zamówienie.A11]" office:value-type="float" office:value="9" calcext:value-type="float">
            <text:p>9</text:p>
          </table:table-cell>
          <table:table-cell table:formula="of:=[$Zamówienie.B11]" office:value-type="float" office:value="1" calcext:value-type="float">
            <text:p>1</text:p>
          </table:table-cell>
          <table:table-cell table:formula="of:=[$Zamówienie.C11]" office:value-type="float" office:value="0" calcext:value-type="float">
            <text:p>0</text:p>
          </table:table-cell>
          <table:table-cell table:number-columns-repeated="5"/>
          <table:table-cell table:formula="of:=MAX(0;[.$B12]*[.I$2]-[.$C12])" office:value-type="float" office:value="7.32467532467533" calcext:value-type="float">
            <text:p>7,32467532467533</text:p>
          </table:table-cell>
          <table:table-cell table:formula="of:=MAX(0;[.$B12]*[.J$2]-[.$C12])" office:value-type="float" office:value="7.32467532467533" calcext:value-type="float">
            <text:p>7,32467532467533</text:p>
          </table:table-cell>
          <table:table-cell table:formula="of:=MAX(0;[.$B12]*[.K$2]-[.$C12])" office:value-type="float" office:value="7.32467532467533" calcext:value-type="float">
            <text:p>7,32467532467533</text:p>
          </table:table-cell>
          <table:table-cell table:number-columns-repeated="3"/>
          <table:table-cell table:formula="of:=ROUNDDOWN([.K12])" office:value-type="float" office:value="7" calcext:value-type="float">
            <text:p>7</text:p>
          </table:table-cell>
          <table:table-cell table:formula="of:=[.I12]-[.O12]" office:value-type="float" office:value="0.324675324675325" calcext:value-type="float">
            <text:p>0,324675324675325</text:p>
          </table:table-cell>
          <table:table-cell table:formula="of:=IF(AND(COUNTIF([.$U$4:.$U$23];&quot;=&quot;&amp;[.P12]);SUM([.Q$4:.Q11])&lt;[.V$3]);1;0)" office:value-type="float" office:value="1" calcext:value-type="float">
            <text:p>1</text:p>
          </table:table-cell>
          <table:table-cell table:number-columns-repeated="2"/>
          <table:table-cell table:formula="of:=[.T11]+COUNTIF([.$P$4:.$P$23];&quot;=&quot;&amp;[.U11])" office:value-type="float" office:value="15" calcext:value-type="float">
            <text:p>15</text:p>
          </table:table-cell>
          <table:table-cell table:style-name="ce5" table:formula="of:=IF([.T12]&lt;=[.V$3];LARGE([.$P$4:.$P$23];[.T12]);&quot;&quot;)">
            <text:p/>
          </table:table-cell>
          <table:table-cell table:number-columns-repeated="2"/>
          <table:table-cell table:formula="of:=[.Q12]+[.O12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[$Zamówienie.A12]" office:value-type="float" office:value="10" calcext:value-type="float">
            <text:p>10</text:p>
          </table:table-cell>
          <table:table-cell table:formula="of:=[$Zamówienie.B12]" office:value-type="float" office:value="3" calcext:value-type="float">
            <text:p>3</text:p>
          </table:table-cell>
          <table:table-cell table:formula="of:=[$Zamówienie.C12]" office:value-type="float" office:value="3" calcext:value-type="float">
            <text:p>3</text:p>
          </table:table-cell>
          <table:table-cell table:number-columns-repeated="5"/>
          <table:table-cell table:formula="of:=MAX(0;[.$B13]*[.I$2]-[.$C13])" office:value-type="float" office:value="18.974025974026" calcext:value-type="float">
            <text:p>18,974025974026</text:p>
          </table:table-cell>
          <table:table-cell table:formula="of:=MAX(0;[.$B13]*[.J$2]-[.$C13])" office:value-type="float" office:value="18.974025974026" calcext:value-type="float">
            <text:p>18,974025974026</text:p>
          </table:table-cell>
          <table:table-cell table:formula="of:=MAX(0;[.$B13]*[.K$2]-[.$C13])" office:value-type="float" office:value="18.974025974026" calcext:value-type="float">
            <text:p>18,974025974026</text:p>
          </table:table-cell>
          <table:table-cell table:number-columns-repeated="3"/>
          <table:table-cell table:formula="of:=ROUNDDOWN([.K13])" office:value-type="float" office:value="18" calcext:value-type="float">
            <text:p>18</text:p>
          </table:table-cell>
          <table:table-cell table:formula="of:=[.I13]-[.O13]" office:value-type="float" office:value="0.974025974025974" calcext:value-type="float">
            <text:p>0,974025974025974</text:p>
          </table:table-cell>
          <table:table-cell table:formula="of:=IF(AND(COUNTIF([.$U$4:.$U$23];&quot;=&quot;&amp;[.P13]);SUM([.Q$4:.Q12])&lt;[.V$3]);1;0)" office:value-type="float" office:value="1" calcext:value-type="float">
            <text:p>1</text:p>
          </table:table-cell>
          <table:table-cell table:number-columns-repeated="2"/>
          <table:table-cell table:formula="of:=[.T12]+COUNTIF([.$P$4:.$P$23];&quot;=&quot;&amp;[.U12])" office:value-type="float" office:value="15" calcext:value-type="float">
            <text:p>15</text:p>
          </table:table-cell>
          <table:table-cell table:style-name="ce5" table:formula="of:=IF([.T13]&lt;=[.V$3];LARGE([.$P$4:.$P$23];[.T13]);&quot;&quot;)">
            <text:p/>
          </table:table-cell>
          <table:table-cell table:number-columns-repeated="2"/>
          <table:table-cell table:formula="of:=[.Q13]+[.O13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formula="of:=[$Zamówienie.A13]" office:value-type="float" office:value="11" calcext:value-type="float">
            <text:p>11</text:p>
          </table:table-cell>
          <table:table-cell table:formula="of:=[$Zamówienie.B13]" office:value-type="float" office:value="1" calcext:value-type="float">
            <text:p>1</text:p>
          </table:table-cell>
          <table:table-cell table:formula="of:=[$Zamówienie.C13]" office:value-type="float" office:value="6" calcext:value-type="float">
            <text:p>6</text:p>
          </table:table-cell>
          <table:table-cell table:number-columns-repeated="5"/>
          <table:table-cell table:formula="of:=MAX(0;[.$B14]*[.I$2]-[.$C14])" office:value-type="float" office:value="1.32467532467533" calcext:value-type="float">
            <text:p>1,32467532467533</text:p>
          </table:table-cell>
          <table:table-cell table:formula="of:=MAX(0;[.$B14]*[.J$2]-[.$C14])" office:value-type="float" office:value="1.32467532467533" calcext:value-type="float">
            <text:p>1,32467532467533</text:p>
          </table:table-cell>
          <table:table-cell table:formula="of:=MAX(0;[.$B14]*[.K$2]-[.$C14])" office:value-type="float" office:value="1.32467532467533" calcext:value-type="float">
            <text:p>1,32467532467533</text:p>
          </table:table-cell>
          <table:table-cell table:number-columns-repeated="3"/>
          <table:table-cell table:formula="of:=ROUNDDOWN([.K14])" office:value-type="float" office:value="1" calcext:value-type="float">
            <text:p>1</text:p>
          </table:table-cell>
          <table:table-cell table:formula="of:=[.I14]-[.O14]" office:value-type="float" office:value="0.324675324675325" calcext:value-type="float">
            <text:p>0,324675324675325</text:p>
          </table:table-cell>
          <table:table-cell table:formula="of:=IF(AND(COUNTIF([.$U$4:.$U$23];&quot;=&quot;&amp;[.P14]);SUM([.Q$4:.Q13])&lt;[.V$3]);1;0)" office:value-type="float" office:value="0" calcext:value-type="float">
            <text:p>0</text:p>
          </table:table-cell>
          <table:table-cell table:number-columns-repeated="2"/>
          <table:table-cell table:formula="of:=[.T13]+COUNTIF([.$P$4:.$P$23];&quot;=&quot;&amp;[.U13])" office:value-type="float" office:value="15" calcext:value-type="float">
            <text:p>15</text:p>
          </table:table-cell>
          <table:table-cell table:style-name="ce5" table:formula="of:=IF([.T14]&lt;=[.V$3];LARGE([.$P$4:.$P$23];[.T14]);&quot;&quot;)">
            <text:p/>
          </table:table-cell>
          <table:table-cell table:number-columns-repeated="2"/>
          <table:table-cell table:formula="of:=[.Q14]+[.O1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Zamówienie.A14]" office:value-type="float" office:value="12" calcext:value-type="float">
            <text:p>12</text:p>
          </table:table-cell>
          <table:table-cell table:formula="of:=[$Zamówienie.B14]" office:value-type="float" office:value="10" calcext:value-type="float">
            <text:p>10</text:p>
          </table:table-cell>
          <table:table-cell table:formula="of:=[$Zamówienie.C14]" office:value-type="float" office:value="5" calcext:value-type="float">
            <text:p>5</text:p>
          </table:table-cell>
          <table:table-cell table:number-columns-repeated="5"/>
          <table:table-cell table:formula="of:=MAX(0;[.$B15]*[.I$2]-[.$C15])" office:value-type="float" office:value="68.2467532467532" calcext:value-type="float">
            <text:p>68,2467532467532</text:p>
          </table:table-cell>
          <table:table-cell table:formula="of:=MAX(0;[.$B15]*[.J$2]-[.$C15])" office:value-type="float" office:value="68.2467532467532" calcext:value-type="float">
            <text:p>68,2467532467532</text:p>
          </table:table-cell>
          <table:table-cell table:formula="of:=MAX(0;[.$B15]*[.K$2]-[.$C15])" office:value-type="float" office:value="68.2467532467532" calcext:value-type="float">
            <text:p>68,2467532467532</text:p>
          </table:table-cell>
          <table:table-cell table:number-columns-repeated="3"/>
          <table:table-cell table:formula="of:=ROUNDDOWN([.K15])" office:value-type="float" office:value="68" calcext:value-type="float">
            <text:p>68</text:p>
          </table:table-cell>
          <table:table-cell table:formula="of:=[.I15]-[.O15]" office:value-type="float" office:value="0.246753246753244" calcext:value-type="float">
            <text:p>0,246753246753244</text:p>
          </table:table-cell>
          <table:table-cell table:formula="of:=IF(AND(COUNTIF([.$U$4:.$U$23];&quot;=&quot;&amp;[.P15]);SUM([.Q$4:.Q14])&lt;[.V$3]);1;0)" office:value-type="float" office:value="0" calcext:value-type="float">
            <text:p>0</text:p>
          </table:table-cell>
          <table:table-cell table:number-columns-repeated="2"/>
          <table:table-cell table:formula="of:=[.T14]+COUNTIF([.$P$4:.$P$23];&quot;=&quot;&amp;[.U14])" office:value-type="float" office:value="15" calcext:value-type="float">
            <text:p>15</text:p>
          </table:table-cell>
          <table:table-cell table:style-name="ce5" table:formula="of:=IF([.T15]&lt;=[.V$3];LARGE([.$P$4:.$P$23];[.T15]);&quot;&quot;)">
            <text:p/>
          </table:table-cell>
          <table:table-cell table:number-columns-repeated="2"/>
          <table:table-cell table:formula="of:=[.Q15]+[.O15]" office:value-type="float" office:value="68" calcext:value-type="float">
            <text:p>68</text:p>
          </table:table-cell>
          <table:table-cell table:number-columns-repeated="2"/>
          <table:table-cell table:style-name="ce2"/>
        </table:table-row>
        <table:table-row table:style-name="ro1">
          <table:table-cell table:formula="of:=[$Zamówienie.A15]" office:value-type="float" office:value="13" calcext:value-type="float">
            <text:p>13</text:p>
          </table:table-cell>
          <table:table-cell table:formula="of:=[$Zamówienie.B15]" office:value-type="float" office:value="0" calcext:value-type="float">
            <text:p>0</text:p>
          </table:table-cell>
          <table:table-cell table:formula="of:=[$Zamówienie.C15]" office:value-type="float" office:value="0" calcext:value-type="float">
            <text:p>0</text:p>
          </table:table-cell>
          <table:table-cell table:number-columns-repeated="5"/>
          <table:table-cell table:formula="of:=MAX(0;[.$B16]*[.I$2]-[.$C16])" office:value-type="float" office:value="0" calcext:value-type="float">
            <text:p>0</text:p>
          </table:table-cell>
          <table:table-cell table:formula="of:=MAX(0;[.$B16]*[.J$2]-[.$C16])" office:value-type="float" office:value="0" calcext:value-type="float">
            <text:p>0</text:p>
          </table:table-cell>
          <table:table-cell table:formula="of:=MAX(0;[.$B16]*[.K$2]-[.$C16])" office:value-type="float" office:value="0" calcext:value-type="float">
            <text:p>0</text:p>
          </table:table-cell>
          <table:table-cell table:number-columns-repeated="3"/>
          <table:table-cell table:formula="of:=ROUNDDOWN([.K16])" office:value-type="float" office:value="0" calcext:value-type="float">
            <text:p>0</text:p>
          </table:table-cell>
          <table:table-cell table:formula="of:=[.I16]-[.O16]" office:value-type="float" office:value="0" calcext:value-type="float">
            <text:p>0</text:p>
          </table:table-cell>
          <table:table-cell table:formula="of:=IF(AND(COUNTIF([.$U$4:.$U$23];&quot;=&quot;&amp;[.P16]);SUM([.Q$4:.Q15])&lt;[.V$3]);1;0)" office:value-type="float" office:value="0" calcext:value-type="float">
            <text:p>0</text:p>
          </table:table-cell>
          <table:table-cell table:number-columns-repeated="2"/>
          <table:table-cell table:formula="of:=[.T15]+COUNTIF([.$P$4:.$P$23];&quot;=&quot;&amp;[.U15])" office:value-type="float" office:value="15" calcext:value-type="float">
            <text:p>15</text:p>
          </table:table-cell>
          <table:table-cell table:style-name="ce5" table:formula="of:=IF([.T16]&lt;=[.V$3];LARGE([.$P$4:.$P$23];[.T16]);&quot;&quot;)">
            <text:p/>
          </table:table-cell>
          <table:table-cell table:number-columns-repeated="2"/>
          <table:table-cell table:formula="of:=[.Q16]+[.O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16]" office:value-type="float" office:value="14" calcext:value-type="float">
            <text:p>14</text:p>
          </table:table-cell>
          <table:table-cell table:formula="of:=[$Zamówienie.B16]" office:value-type="float" office:value="1" calcext:value-type="float">
            <text:p>1</text:p>
          </table:table-cell>
          <table:table-cell table:formula="of:=[$Zamówienie.C16]" office:value-type="float" office:value="0" calcext:value-type="float">
            <text:p>0</text:p>
          </table:table-cell>
          <table:table-cell table:number-columns-repeated="5"/>
          <table:table-cell table:formula="of:=MAX(0;[.$B17]*[.I$2]-[.$C17])" office:value-type="float" office:value="7.32467532467533" calcext:value-type="float">
            <text:p>7,32467532467533</text:p>
          </table:table-cell>
          <table:table-cell table:formula="of:=MAX(0;[.$B17]*[.J$2]-[.$C17])" office:value-type="float" office:value="7.32467532467533" calcext:value-type="float">
            <text:p>7,32467532467533</text:p>
          </table:table-cell>
          <table:table-cell table:formula="of:=MAX(0;[.$B17]*[.K$2]-[.$C17])" office:value-type="float" office:value="7.32467532467533" calcext:value-type="float">
            <text:p>7,32467532467533</text:p>
          </table:table-cell>
          <table:table-cell table:number-columns-repeated="3"/>
          <table:table-cell table:formula="of:=ROUNDDOWN([.K17])" office:value-type="float" office:value="7" calcext:value-type="float">
            <text:p>7</text:p>
          </table:table-cell>
          <table:table-cell table:formula="of:=[.I17]-[.O17]" office:value-type="float" office:value="0.324675324675325" calcext:value-type="float">
            <text:p>0,324675324675325</text:p>
          </table:table-cell>
          <table:table-cell table:formula="of:=IF(AND(COUNTIF([.$U$4:.$U$23];&quot;=&quot;&amp;[.P17]);SUM([.Q$4:.Q16])&lt;[.V$3]);1;0)" office:value-type="float" office:value="0" calcext:value-type="float">
            <text:p>0</text:p>
          </table:table-cell>
          <table:table-cell table:number-columns-repeated="2"/>
          <table:table-cell table:formula="of:=[.T16]+COUNTIF([.$P$4:.$P$23];&quot;=&quot;&amp;[.U16])" office:value-type="float" office:value="15" calcext:value-type="float">
            <text:p>15</text:p>
          </table:table-cell>
          <table:table-cell table:style-name="ce5" table:formula="of:=IF([.T17]&lt;=[.V$3];LARGE([.$P$4:.$P$23];[.T17]);&quot;&quot;)">
            <text:p/>
          </table:table-cell>
          <table:table-cell table:number-columns-repeated="2"/>
          <table:table-cell table:formula="of:=[.Q17]+[.O17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$Zamówienie.A17]" office:value-type="float" office:value="15" calcext:value-type="float">
            <text:p>15</text:p>
          </table:table-cell>
          <table:table-cell table:formula="of:=[$Zamówienie.B17]" office:value-type="float" office:value="3" calcext:value-type="float">
            <text:p>3</text:p>
          </table:table-cell>
          <table:table-cell table:formula="of:=[$Zamówienie.C17]" office:value-type="float" office:value="7" calcext:value-type="float">
            <text:p>7</text:p>
          </table:table-cell>
          <table:table-cell table:number-columns-repeated="5"/>
          <table:table-cell table:formula="of:=MAX(0;[.$B18]*[.I$2]-[.$C18])" office:value-type="float" office:value="14.974025974026" calcext:value-type="float">
            <text:p>14,974025974026</text:p>
          </table:table-cell>
          <table:table-cell table:formula="of:=MAX(0;[.$B18]*[.J$2]-[.$C18])" office:value-type="float" office:value="14.974025974026" calcext:value-type="float">
            <text:p>14,974025974026</text:p>
          </table:table-cell>
          <table:table-cell table:formula="of:=MAX(0;[.$B18]*[.K$2]-[.$C18])" office:value-type="float" office:value="14.974025974026" calcext:value-type="float">
            <text:p>14,974025974026</text:p>
          </table:table-cell>
          <table:table-cell table:number-columns-repeated="3"/>
          <table:table-cell table:formula="of:=ROUNDDOWN([.K18])" office:value-type="float" office:value="14" calcext:value-type="float">
            <text:p>14</text:p>
          </table:table-cell>
          <table:table-cell table:formula="of:=[.I18]-[.O18]" office:value-type="float" office:value="0.974025974025974" calcext:value-type="float">
            <text:p>0,974025974025974</text:p>
          </table:table-cell>
          <table:table-cell table:formula="of:=IF(AND(COUNTIF([.$U$4:.$U$23];&quot;=&quot;&amp;[.P18]);SUM([.Q$4:.Q17])&lt;[.V$3]);1;0)" office:value-type="float" office:value="0" calcext:value-type="float">
            <text:p>0</text:p>
          </table:table-cell>
          <table:table-cell table:number-columns-repeated="2"/>
          <table:table-cell table:formula="of:=[.T17]+COUNTIF([.$P$4:.$P$23];&quot;=&quot;&amp;[.U17])" office:value-type="float" office:value="15" calcext:value-type="float">
            <text:p>15</text:p>
          </table:table-cell>
          <table:table-cell table:style-name="ce5" table:formula="of:=IF([.T18]&lt;=[.V$3];LARGE([.$P$4:.$P$23];[.T18]);&quot;&quot;)">
            <text:p/>
          </table:table-cell>
          <table:table-cell table:number-columns-repeated="2"/>
          <table:table-cell table:formula="of:=[.Q18]+[.O18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formula="of:=[$Zamówienie.A18]" office:value-type="float" office:value="16" calcext:value-type="float">
            <text:p>16</text:p>
          </table:table-cell>
          <table:table-cell table:formula="of:=[$Zamówienie.B18]" office:value-type="float" office:value="1" calcext:value-type="float">
            <text:p>1</text:p>
          </table:table-cell>
          <table:table-cell table:formula="of:=[$Zamówienie.C18]" office:value-type="float" office:value="0" calcext:value-type="float">
            <text:p>0</text:p>
          </table:table-cell>
          <table:table-cell table:number-columns-repeated="5"/>
          <table:table-cell table:formula="of:=MAX(0;[.$B19]*[.I$2]-[.$C19])" office:value-type="float" office:value="7.32467532467533" calcext:value-type="float">
            <text:p>7,32467532467533</text:p>
          </table:table-cell>
          <table:table-cell table:formula="of:=MAX(0;[.$B19]*[.J$2]-[.$C19])" office:value-type="float" office:value="7.32467532467533" calcext:value-type="float">
            <text:p>7,32467532467533</text:p>
          </table:table-cell>
          <table:table-cell table:formula="of:=MAX(0;[.$B19]*[.K$2]-[.$C19])" office:value-type="float" office:value="7.32467532467533" calcext:value-type="float">
            <text:p>7,32467532467533</text:p>
          </table:table-cell>
          <table:table-cell table:number-columns-repeated="3"/>
          <table:table-cell table:formula="of:=ROUNDDOWN([.K19])" office:value-type="float" office:value="7" calcext:value-type="float">
            <text:p>7</text:p>
          </table:table-cell>
          <table:table-cell table:formula="of:=[.I19]-[.O19]" office:value-type="float" office:value="0.324675324675325" calcext:value-type="float">
            <text:p>0,324675324675325</text:p>
          </table:table-cell>
          <table:table-cell table:formula="of:=IF(AND(COUNTIF([.$U$4:.$U$23];&quot;=&quot;&amp;[.P19]);SUM([.Q$4:.Q18])&lt;[.V$3]);1;0)" office:value-type="float" office:value="0" calcext:value-type="float">
            <text:p>0</text:p>
          </table:table-cell>
          <table:table-cell table:number-columns-repeated="2"/>
          <table:table-cell table:formula="of:=[.T18]+COUNTIF([.$P$4:.$P$23];&quot;=&quot;&amp;[.U18])" office:value-type="float" office:value="15" calcext:value-type="float">
            <text:p>15</text:p>
          </table:table-cell>
          <table:table-cell table:style-name="ce5" table:formula="of:=IF([.T19]&lt;=[.V$3];LARGE([.$P$4:.$P$23];[.T19]);&quot;&quot;)">
            <text:p/>
          </table:table-cell>
          <table:table-cell table:number-columns-repeated="2"/>
          <table:table-cell table:formula="of:=[.Q19]+[.O19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$Zamówienie.A19]" office:value-type="float" office:value="17" calcext:value-type="float">
            <text:p>17</text:p>
          </table:table-cell>
          <table:table-cell table:formula="of:=[$Zamówienie.B19]" office:value-type="float" office:value="10" calcext:value-type="float">
            <text:p>10</text:p>
          </table:table-cell>
          <table:table-cell table:formula="of:=[$Zamówienie.C19]" office:value-type="float" office:value="11" calcext:value-type="float">
            <text:p>11</text:p>
          </table:table-cell>
          <table:table-cell table:number-columns-repeated="5"/>
          <table:table-cell table:formula="of:=MAX(0;[.$B20]*[.I$2]-[.$C20])" office:value-type="float" office:value="62.2467532467532" calcext:value-type="float">
            <text:p>62,2467532467532</text:p>
          </table:table-cell>
          <table:table-cell table:formula="of:=MAX(0;[.$B20]*[.J$2]-[.$C20])" office:value-type="float" office:value="62.2467532467532" calcext:value-type="float">
            <text:p>62,2467532467532</text:p>
          </table:table-cell>
          <table:table-cell table:formula="of:=MAX(0;[.$B20]*[.K$2]-[.$C20])" office:value-type="float" office:value="62.2467532467532" calcext:value-type="float">
            <text:p>62,2467532467532</text:p>
          </table:table-cell>
          <table:table-cell table:number-columns-repeated="3"/>
          <table:table-cell table:formula="of:=ROUNDDOWN([.K20])" office:value-type="float" office:value="62" calcext:value-type="float">
            <text:p>62</text:p>
          </table:table-cell>
          <table:table-cell table:formula="of:=[.I20]-[.O20]" office:value-type="float" office:value="0.246753246753244" calcext:value-type="float">
            <text:p>0,246753246753244</text:p>
          </table:table-cell>
          <table:table-cell table:formula="of:=IF(AND(COUNTIF([.$U$4:.$U$23];&quot;=&quot;&amp;[.P20]);SUM([.Q$4:.Q19])&lt;[.V$3]);1;0)" office:value-type="float" office:value="0" calcext:value-type="float">
            <text:p>0</text:p>
          </table:table-cell>
          <table:table-cell table:number-columns-repeated="2"/>
          <table:table-cell table:formula="of:=[.T19]+COUNTIF([.$P$4:.$P$23];&quot;=&quot;&amp;[.U19])" office:value-type="float" office:value="15" calcext:value-type="float">
            <text:p>15</text:p>
          </table:table-cell>
          <table:table-cell table:style-name="ce5" table:formula="of:=IF([.T20]&lt;=[.V$3];LARGE([.$P$4:.$P$23];[.T20]);&quot;&quot;)">
            <text:p/>
          </table:table-cell>
          <table:table-cell table:number-columns-repeated="2"/>
          <table:table-cell table:formula="of:=[.Q20]+[.O20]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formula="of:=[$Zamówienie.A20]" office:value-type="float" office:value="18" calcext:value-type="float">
            <text:p>18</text:p>
          </table:table-cell>
          <table:table-cell table:formula="of:=[$Zamówienie.B20]" office:value-type="float" office:value="4" calcext:value-type="float">
            <text:p>4</text:p>
          </table:table-cell>
          <table:table-cell table:formula="of:=[$Zamówienie.C20]" office:value-type="float" office:value="3" calcext:value-type="float">
            <text:p>3</text:p>
          </table:table-cell>
          <table:table-cell table:number-columns-repeated="5"/>
          <table:table-cell table:formula="of:=MAX(0;[.$B21]*[.I$2]-[.$C21])" office:value-type="float" office:value="26.2987012987013" calcext:value-type="float">
            <text:p>26,2987012987013</text:p>
          </table:table-cell>
          <table:table-cell table:formula="of:=MAX(0;[.$B21]*[.J$2]-[.$C21])" office:value-type="float" office:value="26.2987012987013" calcext:value-type="float">
            <text:p>26,2987012987013</text:p>
          </table:table-cell>
          <table:table-cell table:formula="of:=MAX(0;[.$B21]*[.K$2]-[.$C21])" office:value-type="float" office:value="26.2987012987013" calcext:value-type="float">
            <text:p>26,2987012987013</text:p>
          </table:table-cell>
          <table:table-cell table:number-columns-repeated="3"/>
          <table:table-cell table:formula="of:=ROUNDDOWN([.K21])" office:value-type="float" office:value="26" calcext:value-type="float">
            <text:p>26</text:p>
          </table:table-cell>
          <table:table-cell table:formula="of:=[.I21]-[.O21]" office:value-type="float" office:value="0.2987012987013" calcext:value-type="float">
            <text:p>0,2987012987013</text:p>
          </table:table-cell>
          <table:table-cell table:formula="of:=IF(AND(COUNTIF([.$U$4:.$U$23];&quot;=&quot;&amp;[.P21]);SUM([.Q$4:.Q20])&lt;[.V$3]);1;0)" office:value-type="float" office:value="0" calcext:value-type="float">
            <text:p>0</text:p>
          </table:table-cell>
          <table:table-cell table:number-columns-repeated="2"/>
          <table:table-cell table:formula="of:=[.T20]+COUNTIF([.$P$4:.$P$23];&quot;=&quot;&amp;[.U20])" office:value-type="float" office:value="15" calcext:value-type="float">
            <text:p>15</text:p>
          </table:table-cell>
          <table:table-cell table:style-name="ce5" table:formula="of:=IF([.T21]&lt;=[.V$3];LARGE([.$P$4:.$P$23];[.T21]);&quot;&quot;)">
            <text:p/>
          </table:table-cell>
          <table:table-cell table:number-columns-repeated="2"/>
          <table:table-cell table:formula="of:=[.Q21]+[.O21]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formula="of:=[$Zamówienie.A21]" office:value-type="float" office:value="19" calcext:value-type="float">
            <text:p>19</text:p>
          </table:table-cell>
          <table:table-cell table:formula="of:=[$Zamówienie.B21]" office:value-type="float" office:value="2" calcext:value-type="float">
            <text:p>2</text:p>
          </table:table-cell>
          <table:table-cell table:formula="of:=[$Zamówienie.C21]" office:value-type="float" office:value="7" calcext:value-type="float">
            <text:p>7</text:p>
          </table:table-cell>
          <table:table-cell table:number-columns-repeated="5"/>
          <table:table-cell table:formula="of:=MAX(0;[.$B22]*[.I$2]-[.$C22])" office:value-type="float" office:value="7.64935064935065" calcext:value-type="float">
            <text:p>7,64935064935065</text:p>
          </table:table-cell>
          <table:table-cell table:formula="of:=MAX(0;[.$B22]*[.J$2]-[.$C22])" office:value-type="float" office:value="7.64935064935065" calcext:value-type="float">
            <text:p>7,64935064935065</text:p>
          </table:table-cell>
          <table:table-cell table:formula="of:=MAX(0;[.$B22]*[.K$2]-[.$C22])" office:value-type="float" office:value="7.64935064935065" calcext:value-type="float">
            <text:p>7,64935064935065</text:p>
          </table:table-cell>
          <table:table-cell table:number-columns-repeated="3"/>
          <table:table-cell table:formula="of:=ROUNDDOWN([.K22])" office:value-type="float" office:value="7" calcext:value-type="float">
            <text:p>7</text:p>
          </table:table-cell>
          <table:table-cell table:formula="of:=[.I22]-[.O22]" office:value-type="float" office:value="0.64935064935065" calcext:value-type="float">
            <text:p>0,64935064935065</text:p>
          </table:table-cell>
          <table:table-cell table:formula="of:=IF(AND(COUNTIF([.$U$4:.$U$23];&quot;=&quot;&amp;[.P22]);SUM([.Q$4:.Q21])&lt;[.V$3]);1;0)" office:value-type="float" office:value="0" calcext:value-type="float">
            <text:p>0</text:p>
          </table:table-cell>
          <table:table-cell table:number-columns-repeated="2"/>
          <table:table-cell table:formula="of:=[.T21]+COUNTIF([.$P$4:.$P$23];&quot;=&quot;&amp;[.U21])" office:value-type="float" office:value="15" calcext:value-type="float">
            <text:p>15</text:p>
          </table:table-cell>
          <table:table-cell table:style-name="ce5" table:formula="of:=IF([.T22]&lt;=[.V$3];LARGE([.$P$4:.$P$23];[.T22]);&quot;&quot;)">
            <text:p/>
          </table:table-cell>
          <table:table-cell table:number-columns-repeated="2"/>
          <table:table-cell table:formula="of:=[.Q22]+[.O22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$Zamówienie.A22]" office:value-type="float" office:value="20" calcext:value-type="float">
            <text:p>20</text:p>
          </table:table-cell>
          <table:table-cell table:formula="of:=[$Zamówienie.B22]" office:value-type="float" office:value="7" calcext:value-type="float">
            <text:p>7</text:p>
          </table:table-cell>
          <table:table-cell table:formula="of:=[$Zamówienie.C22]" office:value-type="float" office:value="7" calcext:value-type="float">
            <text:p>7</text:p>
          </table:table-cell>
          <table:table-cell table:number-columns-repeated="5"/>
          <table:table-cell table:formula="of:=MAX(0;[.$B23]*[.I$2]-[.$C23])" office:value-type="float" office:value="44.2727272727273" calcext:value-type="float">
            <text:p>44,2727272727273</text:p>
          </table:table-cell>
          <table:table-cell table:formula="of:=MAX(0;[.$B23]*[.J$2]-[.$C23])" office:value-type="float" office:value="44.2727272727273" calcext:value-type="float">
            <text:p>44,2727272727273</text:p>
          </table:table-cell>
          <table:table-cell table:formula="of:=MAX(0;[.$B23]*[.K$2]-[.$C23])" office:value-type="float" office:value="44.2727272727273" calcext:value-type="float">
            <text:p>44,2727272727273</text:p>
          </table:table-cell>
          <table:table-cell table:number-columns-repeated="3"/>
          <table:table-cell table:formula="of:=ROUNDDOWN([.K23])" office:value-type="float" office:value="44" calcext:value-type="float">
            <text:p>44</text:p>
          </table:table-cell>
          <table:table-cell table:formula="of:=[.I23]-[.O23]" office:value-type="float" office:value="0.272727272727273" calcext:value-type="float">
            <text:p>0,272727272727273</text:p>
          </table:table-cell>
          <table:table-cell table:formula="of:=IF(AND(COUNTIF([.$U$4:.$U$23];&quot;=&quot;&amp;[.P23]);SUM([.Q$4:.Q22])&lt;[.V$3]);1;0)" office:value-type="float" office:value="0" calcext:value-type="float">
            <text:p>0</text:p>
          </table:table-cell>
          <table:table-cell table:number-columns-repeated="2"/>
          <table:table-cell table:formula="of:=[.T22]+COUNTIF([.$P$4:.$P$23];&quot;=&quot;&amp;[.U22])" office:value-type="float" office:value="15" calcext:value-type="float">
            <text:p>15</text:p>
          </table:table-cell>
          <table:table-cell table:style-name="ce5" table:formula="of:=IF([.T23]&lt;=[.V$3];LARGE([.$P$4:.$P$23];[.T23]);&quot;&quot;)">
            <text:p/>
          </table:table-cell>
          <table:table-cell table:number-columns-repeated="2"/>
          <table:table-cell table:formula="of:=[.Q23]+[.O23]" office:value-type="float" office:value="44" calcext:value-type="float">
            <text:p>44</text:p>
          </table:table-cell>
          <table:table-cell table:number-columns-repeated="3"/>
        </table:table-row>
        <table:table-row table:style-name="ro1" table:number-rows-repeated="12">
          <table:table-cell table:number-columns-repeated="21"/>
          <table:table-cell table:style-name="Default"/>
          <table:table-cell table:number-columns-repeated="5"/>
        </table:table-row>
        <table:table-row table:style-name="ro1">
          <table:table-cell table:number-columns-repeated="17"/>
          <table:table-cell table:style-name="ce2"/>
          <table:table-cell table:number-columns-repeated="3"/>
          <table:table-cell table:style-name="Default"/>
          <table:table-cell table:number-columns-repeated="5"/>
        </table:table-row>
      </table:table>
      <table:table table:name="testy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roporcje</text:p>
          </table:table-cell>
        </table:table-row>
        <table:table-row table:style-name="ro1">
          <table:table-cell/>
          <table:table-cell table:style-name="ce5" table:formula="of:=IF([Zamówienie.H3]=0;&quot;&quot;;([Zamówienie.C3]+[Zamówienie.H3])/[Zamówienie.B3])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5" table:formula="of:=IF([Zamówienie.H4]=0;&quot;&quot;;([Zamówienie.C4]+[Zamówienie.H4])/[Zamówienie.B4])" office:value-type="float" office:value="7.5" calcext:value-type="float">
            <text:p>7,5</text:p>
          </table:table-cell>
        </table:table-row>
        <table:table-row table:style-name="ro1">
          <table:table-cell/>
          <table:table-cell table:style-name="ce5" table:formula="of:=IF([Zamówienie.H5]=0;&quot;&quot;;([Zamówienie.C5]+[Zamówienie.H5])/[Zamówienie.B5])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IF([Zamówienie.H6]=0;&quot;&quot;;([Zamówienie.C6]+[Zamówienie.H6])/[Zamówienie.B6])" office:value-type="float" office:value="7.375" calcext:value-type="float">
            <text:p>7,375</text:p>
          </table:table-cell>
        </table:table-row>
        <table:table-row table:style-name="ro1">
          <table:table-cell/>
          <table:table-cell table:formula="of:=IF([Zamówienie.H7]=0;&quot;&quot;;([Zamówienie.C7]+[Zamówienie.H7])/[Zamówienie.B7])" office:value-type="float" office:value="7.375" calcext:value-type="float">
            <text:p>7,375</text:p>
          </table:table-cell>
        </table:table-row>
        <table:table-row table:style-name="ro1">
          <table:table-cell/>
          <table:table-cell table:style-name="ce5" table:formula="of:=IF([Zamówienie.H8]=0;&quot;&quot;;([Zamówienie.C8]+[Zamówienie.H8])/[Zamówienie.B8])" office:value-type="float" office:value="7.25" calcext:value-type="float">
            <text:p>7,25</text:p>
          </table:table-cell>
        </table:table-row>
        <table:table-row table:style-name="ro1">
          <table:table-cell/>
          <table:table-cell table:formula="of:=IF([Zamówienie.H9]=0;&quot;&quot;;([Zamówienie.C9]+[Zamówienie.H9])/[Zamówienie.B9])" office:value-type="float" office:value="7.4" calcext:value-type="float">
            <text:p>7,4</text:p>
          </table:table-cell>
        </table:table-row>
        <table:table-row table:style-name="ro1">
          <table:table-cell/>
          <table:table-cell table:formula="of:=IF([Zamówienie.H10]=0;&quot;&quot;;([Zamówienie.C10]+[Zamówienie.H10])/[Zamówienie.B10])" office:value-type="float" office:value="7.4" calcext:value-type="float">
            <text:p>7,4</text:p>
          </table:table-cell>
        </table:table-row>
        <table:table-row table:style-name="ro1">
          <table:table-cell/>
          <table:table-cell table:formula="of:=IF([Zamówienie.H11]=0;&quot;&quot;;([Zamówienie.C11]+[Zamówienie.H11])/[Zamówienie.B11])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5" table:formula="of:=IF([Zamówienie.H12]=0;&quot;&quot;;([Zamówienie.C12]+[Zamówienie.H12])/[Zamówienie.B12])" office:value-type="float" office:value="7.33333333333333" calcext:value-type="float">
            <text:p>7,33333333333333</text:p>
          </table:table-cell>
        </table:table-row>
        <table:table-row table:style-name="ro1">
          <table:table-cell/>
          <table:table-cell table:style-name="ce5" table:formula="of:=IF([Zamówienie.H13]=0;&quot;&quot;;([Zamówienie.C13]+[Zamówienie.H13])/[Zamówienie.B13])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5" table:formula="of:=IF([Zamówienie.H14]=0;&quot;&quot;;([Zamówienie.C14]+[Zamówienie.H14])/[Zamówienie.B14])" office:value-type="float" office:value="7.3" calcext:value-type="float">
            <text:p>7,3</text:p>
          </table:table-cell>
        </table:table-row>
        <table:table-row table:style-name="ro1">
          <table:table-cell/>
          <table:table-cell table:formula="of:=IF([Zamówienie.H15]=0;&quot;&quot;;([Zamówienie.C15]+[Zamówienie.H15])/[Zamówienie.B15])">
            <text:p/>
          </table:table-cell>
        </table:table-row>
        <table:table-row table:style-name="ro1">
          <table:table-cell/>
          <table:table-cell table:formula="of:=IF([Zamówienie.H16]=0;&quot;&quot;;([Zamówienie.C16]+[Zamówienie.H16])/[Zamówienie.B16])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IF([Zamówienie.H17]=0;&quot;&quot;;([Zamówienie.C17]+[Zamówienie.H17])/[Zamówienie.B17])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IF([Zamówienie.H18]=0;&quot;&quot;;([Zamówienie.C18]+[Zamówienie.H18])/[Zamówienie.B18])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IF([Zamówienie.H19]=0;&quot;&quot;;([Zamówienie.C19]+[Zamówienie.H19])/[Zamówienie.B19])" office:value-type="float" office:value="7.3" calcext:value-type="float">
            <text:p>7,3</text:p>
          </table:table-cell>
        </table:table-row>
        <table:table-row table:style-name="ro1">
          <table:table-cell/>
          <table:table-cell table:formula="of:=IF([Zamówienie.H20]=0;&quot;&quot;;([Zamówienie.C20]+[Zamówienie.H20])/[Zamówienie.B20])" office:value-type="float" office:value="7.25" calcext:value-type="float">
            <text:p>7,25</text:p>
          </table:table-cell>
        </table:table-row>
        <table:table-row table:style-name="ro1">
          <table:table-cell/>
          <table:table-cell table:formula="of:=IF([Zamówienie.H21]=0;&quot;&quot;;([Zamówienie.C21]+[Zamówienie.H21])/[Zamówienie.B21])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IF([Zamówienie.H22]=0;&quot;&quot;;([Zamówienie.C22]+[Zamówienie.H22])/[Zamówienie.B22])" office:value-type="float" office:value="7.28571428571429" calcext:value-type="float">
            <text:p>7,28571428571429</text:p>
          </table:table-cell>
        </table:table-row>
        <table:table-row table:style-name="ro1">
          <table:table-cell office:value-type="string" calcext:value-type="string">
            <text:p>odchylenie maksymalne</text:p>
          </table:table-cell>
          <table:table-cell table:formula="of:=MAX([.B3:.B22])-MIN([.B4:.B2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dchylenie kwadratowe</text:p>
          </table:table-cell>
          <table:table-cell table:formula="of:=DEVSQ([.B3:.B22])" office:value-type="float" office:value="1.93741451843895" calcext:value-type="float">
            <text:p>1,93741451843895</text:p>
          </table:table-cell>
        </table:table-row>
        <table:table-row table:style-name="ro1">
          <table:table-cell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8">00.00.0000</text:date>, <text:time style:data-style-name="N2" text:time-value="02:09:18.469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8T03:28:15</dc:date>
    <meta:editing-duration>PT51M2S</meta:editing-duration>
    <meta:editing-cycles>9</meta:editing-cycles>
    <meta:generator>LibreOffice/7.2.5.2$Windows_X86_64 LibreOffice_project/499f9727c189e6ef3471021d6132d4c694f357e5</meta:generator>
    <meta:document-statistic meta:table-count="3" meta:cell-count="383" meta:object-count="0"/>
  </office:meta>
</office:document-meta>
</file>